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000000" style:font-name="Segoe UI" fo:font-size="11pt" fo:font-weight="normal" style:font-name-asian="Segoe UI" style:font-size-asian="11pt" style:font-weight-asian="normal" style:font-name-complex="Segoe UI" style:font-size-complex="11pt" style:font-weight-complex="normal"/>
    </style:style>
    <style:style style:name="T2" style:family="text">
      <style:text-properties fo:color="#000000" style:font-name="Segoe UI" fo:font-size="11pt" style:text-underline-style="none" fo:font-weight="normal" style:font-name-asian="Segoe UI" style:font-size-asian="11pt" style:font-weight-asian="normal" style:font-name-complex="Segoe UI" style:font-size-complex="11pt" style:font-weight-complex="normal"/>
    </style:style>
    <style:style style:name="T3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4" style:family="text">
      <style:text-properties fo:color="#000000" style:font-name="Segoe UI" fo:font-size="16pt" style:text-underline-style="solid" style:text-underline-width="auto" style:text-underline-color="font-color" fo:font-weight="bold" style:font-name-asian="Segoe UI" style:font-size-asian="16pt" style:font-weight-asian="bold" style:font-name-complex="Segoe UI" style:font-size-complex="16pt" style:font-weight-complex="bold"/>
    </style:style>
    <style:style style:name="T5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Hicks <text:s/>Evil and the God of love <text:s/>Theodicy</text:p>
      <text:p text:style-name="P1"/>
      <text:p text:style-name="P1">30/6/25 Monday</text:p>
      <text:p text:style-name="P1"/>
      <text:p text:style-name="P1"><text:span text:style-name="T1">Mt 18:3</text:span><text:span text:style-name="T3"> <text:s/>And said, Verily I say unto you, Except ye be converted, and </text:span><text:span text:style-name="T4">become</text:span><text:span text:style-name="T5"> as little </text:span><text:span text:style-name="T4">children</text:span><text:span text:style-name="T5">, ye shall not enter into the kingdom of heaven.</text:span></text:p>
      <text:p text:style-name="P1"><text:span text:style-name="T5"/></text:p>
      <text:p text:style-name="P1"><text:span text:style-name="T5">Perhaps Hicks is not childish enough? Yet look at say the Prophet Ezekiel. I cant see a five year being interested or even understanding it. Or Daniel.......surely to understand the Prophet Daniel requires more than the understanding of a five year old. Daniel is quite complex. A good understanding of ancient history is surely required plus a good understanding of the Book of Revelation?? And to understand Mr Hicks requires a complex understanding of the history of philosophy and theology and Biblical hermeneutics. </text:span></text:p>
      <text:p text:style-name="P1"><text:span text:style-name="T5"/></text:p>
      <text:p text:style-name="P1"><text:span text:style-name="T2">Lu 10:26</text:span><text:span text:style-name="T5"> <text:s/>He said unto him, What is written in the law? </text:span><text:span text:style-name="T4">how</text:span><text:span text:style-name="T5"> </text:span><text:span text:style-name="T4">readest</text:span><text:span text:style-name="T5"> </text:span><text:span text:style-name="T4">thou</text:span><text:span text:style-name="T5">?</text:span></text:p>
      <text:p text:style-name="P1"><text:span text:style-name="T5"/></text:p>
      <text:p text:style-name="P1"><text:span text:style-name="T5">Our conversation is in Heaven......</text:span></text:p>
      <text:p text:style-name="P1"><text:span text:style-name="T5"/></text:p>
      <text:p text:style-name="P1"><text:span text:style-name="T2">Php 3:20</text:span><text:span text:style-name="T5"> <text:s/>For our </text:span><text:span text:style-name="T4">conversation</text:span><text:span text:style-name="T5"> is in </text:span><text:span text:style-name="T4">heaven</text:span><text:span text:style-name="T5">; from whence also we look for the Saviour, the Lord Jesus Christ: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30T16:16:55.73</meta:creation-date>
    <dc:date>2025-06-30T16:44:08.12</dc:date>
    <meta:editing-duration>PT27M1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7" meta:word-count="161" meta:character-count="941"/>
  </office:meta>
</office:document-meta>
</file>